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runel-Deck-Semibold" svg:font-family="Brunel-Deck-Semibold, Georgia, serif"/>
    <style:font-face style:name="Open Sans" svg:font-family="'Open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fo:language="en" fo:country="US"/>
    </style:style>
    <style:style style:name="T2" style:family="text">
      <style:text-properties fo:language="ru" fo:country="RU"/>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he article I'm going to speak about is taken from the website “<text:span text:style-name="T1">s</text:span>cientificamerican.com” and was written in December 2021 by Robert Martone. <text:span text:style-name="T1">It is named “How Our Brain Preserves Our Sense of Self”.</text:span> The author raises the problem of self-identity in the present, future, and past and talks about which part of our brain is responsible for feeling about ourselves. The article can be divided into three logical parts: which part of the brain is responsible for self-identification, the sense of self in the future, and the relationship of self-identification in the present and the past.</text:p>
      <text:p text:style-name="Standard"/>
      <text:p text:style-name="P1"><text:tab/>The author begins his article by identifying the part of the brain responsible for self-identification. To begin with, he calls this part of the brain the ventral medial prefrontal cortex (vmPFC). Then he explains that this area is responsible for building a fundamental model of the self and transferring it into mental time. Finally, he explains that this part of the brain was found using functional magnetic resonance imaging (fMRI). Thus, the author provides a complete definition of the vmPFC, the part of the brain responsible for self-identification.<text:tab/><text:tab/></text:p>
      <text:p text:style-name="P1"/>
      <text:p text:style-name="P1"><text:tab/>In the next part of the article, the author talks about one study that helped clarify the impact of vmPFC on self-identity. To begin with, he explained who took part in the experiment: several people with vmPFC lesions, several people with lesions of another part of the brain and completely healthy people were taken. Further, the author explained that these participants were asked one question: "Who do you see yourself as in the future and who will be one of the current celebrities in the future?" It turned out that people with brain lesions could talk freely about future celebrities but had trouble describing themselves in the future, while people with vmPFC lesions stammered about even talking about celebrities. Thus, it has been shown that vmPFC does affect self-identification.</text:p>
      <text:p text:style-name="P1"/>
      <text:p text:style-name="P1"><text:tab/>In the last part of the article, the author talks about how people feel about the past. To begin with, he says that although it is understood that the vmPFC is responsible for feelings of self in the future, it is necessary to understand how this part of the brain affects feelings of self in the past. It turns out, says the author, that almost all people, even healthy people, cannot connect themselves in the present with themselves in the past, only in the case of people with vmPFC damage they cannot physically do it, while in the case of healthy people another factor has an effect. This factor, the author concludes, is the fact that we consider ourselves present perfect or close to the ideal, and any differences are strictly condemned, so we in the past are other people to us. Thus, the author gives insight into the fact that we do not recognize ourselves in the past.</text:p>
      <text:p text:style-name="P1"/>
      <text:p text:style-name="P1"><text:tab/>The author concludes his article with the thought that self-identification is necessary in the future, because it has played a major role in the development of language, for example, so the discovery of vmPFC is one of the most important discoveries of this centu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runel-Deck-Semibold" svg:font-family="Brunel-Deck-Semibold, Georgia, serif"/>
    <style:font-face style:name="Open Sans" svg:font-family="'Open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16T13:05:58.61</meta:creation-date>
    <meta:editing-duration>PT2H31M27S</meta:editing-duration>
    <meta:editing-cycles>8</meta:editing-cycles>
    <meta:generator>OpenOffice/4.1.11$Win32 OpenOffice.org_project/4111m1$Build-9808</meta:generator>
    <dc:date>2022-03-22T19:08:54.72</dc:date>
    <meta:document-statistic meta:table-count="0" meta:image-count="0" meta:object-count="0" meta:page-count="1" meta:paragraph-count="5" meta:word-count="516" meta:character-count="3086"/>
  </office:meta>
</office:document-meta>
</file>